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 Light" svg:font-family="'Fira Code Ligh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081cm" svg:stroke-color="#00695c" draw:marker-start-width="0.321cm" draw:marker-end-width="0.321cm" svg:stroke-linecap="butt" draw:fill="none" draw:textarea-vertical-align="middle" fo:padding-top="0.165cm" fo:padding-bottom="0.165cm" fo:padding-left="0.29cm" fo:padding-right="0.29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018cm" svg:stroke-color="#158466" draw:marker-start-width="0.227cm" draw:marker-end-width="0.227cm" draw:fill="gradient" draw:fill-color="#1e6a39" draw:fill-gradient-name="Gradient_20_841" draw:opacity="100%" draw:textarea-horizontal-align="justify" draw:textarea-vertical-align="middle" draw:auto-grow-height="false" fo:min-height="0.454cm" fo:min-width="0.204cm" fo:padding-top="0.134cm" fo:padding-bottom="0.134cm" fo:padding-left="0.259cm" fo:padding-right="0.259cm" loext:decorative="false"/>
    </style:style>
    <style:style style:name="gr4" style:family="graphic" style:parent-style-name="standard">
      <style:graphic-properties svg:stroke-width="0.018cm" svg:stroke-color="#158466" draw:marker-start-width="0.227cm" draw:marker-end-width="0.227cm" draw:fill="gradient" draw:fill-color="#1e6a39" draw:fill-gradient-name="Gradient_20_841" draw:opacity="100%" draw:textarea-horizontal-align="justify" draw:textarea-vertical-align="middle" draw:auto-grow-height="false" fo:min-height="0.454cm" fo:min-width="0.203cm" fo:padding-top="0.134cm" fo:padding-bottom="0.134cm" fo:padding-left="0.259cm" fo:padding-right="0.259cm" loext:decorative="false"/>
    </style:style>
    <style:style style:name="gr5" style:family="graphic" style:parent-style-name="objectwithoutfill">
      <style:graphic-properties draw:stroke="dash" draw:stroke-dash="Long_20_Dash" svg:stroke-width="0.081cm" svg:stroke-color="#808080" draw:marker-start-width="0.321cm" draw:marker-end-width="0.321cm" svg:stroke-linecap="butt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color="#168253" draw:fill-color="#00a933" draw:textarea-horizontal-align="justify" draw:textarea-vertical-align="middle" draw:auto-grow-height="false" fo:min-height="0.472cm" fo:min-width="0.222cm" loext:decorative="false"/>
    </style:style>
    <style:style style:name="gr7" style:family="graphic" style:parent-style-name="standard">
      <style:graphic-properties svg:stroke-width="0.018cm" draw:marker-start-width="0.227cm" draw:marker-end-width="0.227cm" svg:stroke-opacity="0%" draw:fill="gradient" draw:fill-gradient-name="Gradient_20_841" draw:opacity="0%" draw:textarea-horizontal-align="justify" draw:textarea-vertical-align="middle" draw:auto-grow-height="false" fo:min-height="1.898cm" fo:min-width="3.813cm" fo:padding-top="0.134cm" fo:padding-bottom="0.134cm" fo:padding-left="0.259cm" fo:padding-right="0.259cm" style:writing-mode="lr-tb" loext:decorative="false"/>
      <style:paragraph-properties style:writing-mode="lr-tb"/>
    </style:style>
    <style:style style:name="gr8" style:family="graphic" style:parent-style-name="standard">
      <style:graphic-properties svg:stroke-opacity="0%" draw:opacity="0%" draw:textarea-horizontal-align="justify" draw:textarea-vertical-align="middle" draw:auto-grow-height="false" fo:min-height="0.886cm" fo:min-width="7.08cm" style:writing-mode="lr-tb" loext:decorative="false"/>
      <style:paragraph-properties style:writing-mode="lr-tb"/>
    </style:style>
    <style:style style:name="gr9" style:family="graphic" style:parent-style-name="standard">
      <style:graphic-properties svg:stroke-opacity="0%" draw:opacity="0%" draw:textarea-horizontal-align="justify" draw:textarea-vertical-align="middle" draw:auto-grow-height="false" fo:min-height="1.338cm" fo:min-width="8.707cm" style:writing-mode="lr-tb" loext:decorative="false"/>
      <style:paragraph-properties style:writing-mode="lr-tb"/>
    </style:style>
    <style:style style:name="gr10" style:family="graphic" style:parent-style-name="standard">
      <style:graphic-properties draw:fill="gradient" draw:fill-gradient-name="Gradient_20_1930" draw:opacity="100%" draw:textarea-horizontal-align="justify" draw:textarea-vertical-align="middle" draw:auto-grow-height="false" fo:min-height="0.702cm" fo:min-width="0.452cm" loext:decorative="false"/>
    </style:style>
    <style:style style:name="gr11" style:family="graphic" style:parent-style-name="objectwithoutfill">
      <style:graphic-properties draw:stroke="dash" draw:stroke-dash="Long_20_Dash" svg:stroke-width="0.081cm" svg:stroke-color="#6a1b9a" draw:marker-start-width="0.321cm" draw:marker-end-width="0.321cm" svg:stroke-linecap="butt" draw:fill="none" draw:textarea-vertical-align="middle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1e6a39" draw:fill-gradient-name="Gradient_20_841" draw:opacity="100%"/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style:paragraph-properties fo:text-align="center"/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gradient" draw:fill-gradient-name="Gradient_20_841" draw:opacity="0%"/>
      <style:paragraph-properties fo:text-align="center" style:writing-mode="lr-tb"/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opacity="0%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="gradient" draw:fill-gradient-name="Gradient_20_1930" draw:opacity="100%"/>
      <style:paragraph-properties fo:text-align="center"/>
    </style:style>
    <style:style style:name="P9" style:family="paragraph">
      <style:paragraph-properties fo:text-align="center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opacity="0%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text-align="center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2" style:family="paragraph">
      <loext:graphic-properties draw:opacity="0%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3" style:family="paragraph">
      <style:paragraph-properties fo:text-align="center"/>
      <style:text-properties fo:color="#ffffff" loext:opacity="100%" fo:font-size="60pt" fo:font-weight="bold" style:font-size-asian="60pt" style:font-weight-asian="bold" style:font-size-complex="60pt" style:font-weight-complex="bold"/>
    </style:style>
    <style:style style:name="P14" style:family="paragraph">
      <loext:graphic-properties draw:opacity="0%"/>
      <style:paragraph-properties fo:text-align="center" style:writing-mode="lr-tb"/>
      <style:text-properties fo:color="#ffffff" loext:opacity="100%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5" style:family="text">
      <style:text-properties fo:color="#ffffff" loext:opacity="100%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359cm" svg:y1="8.102cm" svg:x2="15.283cm" svg:y2="6.95cm">
          <text:p/>
        </draw:line>
        <draw:line draw:style-name="gr1" draw:text-style-name="P1" draw:layer="layout" svg:x1="11.359cm" svg:y1="9.055cm" svg:x2="15.283cm" svg:y2="10.56cm">
          <text:p/>
        </draw:line>
        <draw:g draw:style-name="gr2">
          <draw:custom-shape draw:style-name="gr3" draw:text-style-name="P2" draw:layer="layout" svg:width="0.722cm" svg:height="0.722cm" svg:x="15.283cm" svg:y="6.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6.005cm" svg:y="6.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6.727cm" svg:y="6.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7.449cm" svg:y="6.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721cm" svg:height="0.722cm" svg:x="18.171cm" svg:y="6.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8.892cm" svg:y="6.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5.283cm" svg:y="7.6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6.005cm" svg:y="7.6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6.727cm" svg:y="7.6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7.449cm" svg:y="7.67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721cm" svg:height="0.722cm" svg:x="18.171cm" svg:y="7.6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8.892cm" svg:y="7.6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5.283cm" svg:y="8.3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6.005cm" svg:y="8.3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6.727cm" svg:y="8.3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7.449cm" svg:y="8.39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721cm" svg:height="0.722cm" svg:x="18.171cm" svg:y="8.3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8.892cm" svg:y="8.3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5.283cm" svg:y="9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6.005cm" svg:y="9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6.727cm" svg:y="9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7.449cm" svg:y="9.1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721cm" svg:height="0.722cm" svg:x="18.171cm" svg:y="9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8.892cm" svg:y="9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5.283cm" svg:y="9.8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6.005cm" svg:y="9.8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6.727cm" svg:y="9.8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7.449cm" svg:y="9.83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721cm" svg:height="0.722cm" svg:x="18.171cm" svg:y="9.8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22cm" svg:height="0.722cm" svg:x="18.892cm" svg:y="9.838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17.061cm" svg:y1="4.022cm" svg:x2="15.283cm" svg:y2="6.95cm">
          <text:p/>
        </draw:line>
        <draw:line draw:style-name="gr5" draw:text-style-name="P1" draw:layer="layout" svg:x1="17.81cm" svg:y1="4.062cm" svg:x2="19.614cm" svg:y2="6.95cm">
          <text:p/>
        </draw:line>
        <draw:custom-shape draw:style-name="gr6" draw:text-style-name="P3" draw:layer="layout" svg:width="0.722cm" svg:height="0.722cm" svg:x="17.088cm" svg:y="3.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331cm" svg:height="2.166cm" svg:x="15.283cm" svg:y="7.651cm">
          <text:p text:style-name="P4"><text:span text:style-name="T1">Til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7.58cm" svg:height="1.136cm" svg:x="13.622cm" svg:y="1.752cm">
          <text:p text:style-name="P6"><text:span text:style-name="T2">Aggregate valu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9.207cm" svg:height="1.588cm" svg:x="1.517cm" svg:y="2.387cm">
          <text:p text:style-name="P6"><text:span text:style-name="T2">Quadtree database structur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952cm" svg:height="0.952cm" svg:x="2.787cm" svg:y="11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3.739cm" svg:y="11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4.692cm" svg:y="11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5.644cm" svg:y="11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6.597cm" svg:y="11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7.549cm" svg:y="11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8.502cm" svg:y="11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9.454cm" svg:y="11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0.408cm" svg:y="11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1.36cm" svg:y="11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2.313cm" svg:y="11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3.265cm" svg:y="11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4.218cm" svg:y="11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5.17cm" svg:y="11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6.123cm" svg:y="11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7.075cm" svg:y="11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2.787cm" svg:y="12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3.739cm" svg:y="12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4.692cm" svg:y="12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5.644cm" svg:y="12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6.597cm" svg:y="12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7.549cm" svg:y="12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8.502cm" svg:y="12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9.454cm" svg:y="12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0.408cm" svg:y="12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1.36cm" svg:y="12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2.313cm" svg:y="12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3.265cm" svg:y="12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4.218cm" svg:y="12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5.17cm" svg:y="12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6.123cm" svg:y="12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7.075cm" svg:y="12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2.787cm" svg:y="13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3.739cm" svg:y="13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4.692cm" svg:y="13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5.644cm" svg:y="13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6.597cm" svg:y="13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7.549cm" svg:y="13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8.502cm" svg:y="13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9.454cm" svg:y="13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0.408cm" svg:y="13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1.36cm" svg:y="13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2.313cm" svg:y="13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3.265cm" svg:y="13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4.218cm" svg:y="13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5.17cm" svg:y="13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6.123cm" svg:y="13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7.075cm" svg:y="13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2.787cm" svg:y="14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3.739cm" svg:y="14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4.692cm" svg:y="14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5.644cm" svg:y="14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6.597cm" svg:y="14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7.549cm" svg:y="14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8.502cm" svg:y="14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9.454cm" svg:y="14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0.408cm" svg:y="14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1.36cm" svg:y="14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2.313cm" svg:y="14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3.265cm" svg:y="14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4.218cm" svg:y="14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5.17cm" svg:y="14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6.123cm" svg:y="14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7.075cm" svg:y="14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2.787cm" svg:y="15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3.739cm" svg:y="15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4.692cm" svg:y="15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5.644cm" svg:y="15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6.597cm" svg:y="15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7.549cm" svg:y="15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8.502cm" svg:y="15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9.454cm" svg:y="15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0.408cm" svg:y="15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1.36cm" svg:y="15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2.313cm" svg:y="15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3.265cm" svg:y="15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4.218cm" svg:y="15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5.17cm" svg:y="15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6.123cm" svg:y="15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7.075cm" svg:y="15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2.787cm" svg:y="1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3.739cm" svg:y="1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4.692cm" svg:y="1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5.644cm" svg:y="1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6.597cm" svg:y="1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7.549cm" svg:y="1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8.502cm" svg:y="1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9.454cm" svg:y="1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0.408cm" svg:y="1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1.36cm" svg:y="1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2.313cm" svg:y="1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3.265cm" svg:y="1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4.218cm" svg:y="1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5.17cm" svg:y="1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6.123cm" svg:y="1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7.075cm" svg:y="1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2.787cm" svg:y="17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3.739cm" svg:y="17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4.692cm" svg:y="17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5.644cm" svg:y="17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6.597cm" svg:y="17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7.549cm" svg:y="17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8.502cm" svg:y="17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9.454cm" svg:y="17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0.408cm" svg:y="17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1.36cm" svg:y="17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2.313cm" svg:y="17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3.265cm" svg:y="17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4.218cm" svg:y="17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5.17cm" svg:y="17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6.123cm" svg:y="17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7.075cm" svg:y="17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2.787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3.739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4.692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5.644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6.597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7.549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8.502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9.454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0.408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1.36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2.313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3.265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4.218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5.17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6.123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7.075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3.74cm" svg:y="7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4.692cm" svg:y="7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5.645cm" svg:y="7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6.597cm" svg:y="7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7.55cm" svg:y="7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8.502cm" svg:y="7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9.455cm" svg:y="7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0.407cm" svg:y="7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3.74cm" svg:y="8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4.692cm" svg:y="8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5.645cm" svg:y="8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6.597cm" svg:y="8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7.55cm" svg:y="8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8.502cm" svg:y="8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9.455cm" svg:y="8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0.407cm" svg:y="8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3.74cm" svg:y="9.0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4.692cm" svg:y="9.0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5.645cm" svg:y="9.0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6.597cm" svg:y="9.0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7.55cm" svg:y="9.0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8.502cm" svg:y="9.0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9.455cm" svg:y="9.0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0.407cm" svg:y="9.0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3.74cm" svg:y="10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4.692cm" svg:y="10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5.645cm" svg:y="10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6.597cm" svg:y="10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7.55cm" svg:y="10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8.502cm" svg:y="10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9.455cm" svg:y="10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10.407cm" svg:y="10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4.692cm" svg:y="4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5.644cm" svg:y="4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6.597cm" svg:y="4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4.692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5.644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6.597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1.359cm" svg:y1="10.96cm" svg:x2="18.027cm" svg:y2="11.912cm">
          <text:p/>
        </draw:line>
        <draw:line draw:style-name="gr11" draw:text-style-name="P1" draw:layer="layout" svg:x1="3.739cm" svg:y1="10.96cm" svg:x2="2.787cm" svg:y2="11.912cm">
          <text:p/>
        </draw:line>
        <draw:line draw:style-name="gr11" draw:text-style-name="P1" draw:layer="layout" svg:x1="4.692cm" svg:y1="6.515cm" svg:x2="3.739cm" svg:y2="7.15cm">
          <text:p/>
        </draw:line>
        <draw:line draw:style-name="gr11" draw:text-style-name="P1" draw:layer="layout" svg:x1="8.501cm" svg:y1="6.515cm" svg:x2="11.359cm" svg:y2="7.15cm">
          <text:p/>
        </draw:line>
        <draw:custom-shape draw:style-name="gr8" draw:text-style-name="P10" draw:layer="layout" svg:width="7.58cm" svg:height="1.136cm" svg:x="1.767cm" svg:y="4.766cm">
          <text:p text:style-name="P9"><text:span text:style-name="T3">L1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58cm" svg:height="1.136cm" svg:x="1.142cm" svg:y="7.62cm">
          <text:p text:style-name="P11"><text:span text:style-name="T4">L2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7.58cm" svg:height="1.136cm" svg:x="0.482cm" svg:y="12.499cm">
          <text:p text:style-name="P13"><text:span text:style-name="T5">L3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952cm" svg:height="0.952cm" svg:x="7.549cm" svg:y="4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52cm" svg:height="0.952cm" svg:x="7.549cm" svg:y="5.56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 Light" svg:font-family="'Fira Code Ligh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930" draw:display-name="Gradient 1930" draw:style="linear" draw:start-color="#63a8f8" draw:end-color="#1a57a7" draw:start-intensity="100%" draw:end-intensity="100%" draw:angle="225deg" draw:border="0%">
      <loext:gradient-stop svg:offset="0" loext:color-type="rgb" loext:color-value="#63a8f8"/>
      <loext:gradient-stop svg:offset="1" loext:color-type="rgb" loext:color-value="#1a57a7"/>
    </draw:gradient>
    <draw:gradient draw:name="Gradient_20_841" draw:display-name="Gradient 841" draw:style="linear" draw:start-color="#00796b" draw:end-color="#032d26" draw:start-intensity="100%" draw:end-intensity="100%" draw:angle="313deg" draw:border="0%">
      <loext:gradient-stop svg:offset="0" loext:color-type="rgb" loext:color-value="#00796b"/>
      <loext:gradient-stop svg:offset="1" loext:color-type="rgb" loext:color-value="#032d2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Fira Code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3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00:25:09.561832255</meta:creation-date>
    <meta:editing-duration>PT2H20M38S</meta:editing-duration>
    <meta:editing-cycles>7</meta:editing-cycles>
    <meta:generator>LibreOffice/24.2.7.2$Linux_X86_64 LibreOffice_project/420$Build-2</meta:generator>
    <dc:date>2025-06-10T19:48:42.932839055</dc:date>
    <meta:document-statistic meta:object-count="214"/>
  </office:meta>
</office:document-meta>
</file>